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ronID</text:p>
          </table:table-cell>
          <table:table-cell office:value-type="string" calcext:value-type="string">
            <text:p>NormID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estam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s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s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enes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enes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s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nes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es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nes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s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es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s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nesi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nes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nes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nesi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nes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nesi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nesi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nes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enes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nes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enes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nes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enesi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nes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nesi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nesi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nesi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enesi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nesi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enesi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enesi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nes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od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xo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od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xod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od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od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od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xod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xod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xod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xod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xod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xod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xod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xod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xod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xod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xod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xod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xod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od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xod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xod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od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xod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xod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xod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odu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xodu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eviti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evitic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vitic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evitic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evitic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evitic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evitic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evitic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vitic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vitic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vitic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evitic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vitic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evitic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vitic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evitic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eviti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vitic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evitic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eviticu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evitic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evitic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vitic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evitic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u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umb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umb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mb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mb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mb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umb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mb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mb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mber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umb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mb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mbe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umbe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mber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umb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umber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mber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mb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umb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umbe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umb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umber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mber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umber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umber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umber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umbe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euterono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euterono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uteronom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euterono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euteronom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uteronom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euteronom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euteronom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uteronom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uteronom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euteronom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uteronom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uteronom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uteronom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uteronom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euteronom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uteronom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euteronom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euteronom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euteronom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uteronom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uteronom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uteronom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uteronom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uteronom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osh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osh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Josh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Josh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osh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Josh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osh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osh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Josh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osh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shu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shu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oshu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oshu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oshu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oshu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oshu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oshu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osh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shu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oshu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u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Jud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Jud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d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Jud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udg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ud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ud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udg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Judg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Judg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udg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Judg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udg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udg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ud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Judg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 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 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 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 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 Samu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 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 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 Samu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 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 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1 Samu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 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 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 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 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 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 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 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 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 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 Samu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1 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1 Samu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 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 Samu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1 Samu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 Samu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 Samu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 Samu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1 Samu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 Samu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 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 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 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 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 Samu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 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 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 Samu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 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 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 Samu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 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 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 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 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 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2 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 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 Samu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 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 Samu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 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1 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 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 K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 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 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 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 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 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 King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 King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 Kin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1 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 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 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 King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 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1 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2 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 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2 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 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 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 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 K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 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 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 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 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 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2 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 King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 King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2 Kin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2 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 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 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 King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2 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 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 Kin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2 King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 King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1 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 Chron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 Chronic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 Chronic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 Chronic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1 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 Chronicl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 Chronic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 Chronic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 Chron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 Chronic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 Chronic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 Chronic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 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 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 Chronic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1 Chronic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 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 Chronic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1 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1 Chronic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1 Chronic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1 Chronic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 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1 Chronic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 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 Chronic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 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 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2 Chron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2 Chronic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2 Chronic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 Chronic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 Chronic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 Chronic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 Chronicl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2 Chronic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2 Chronic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2 Chronic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2 Chronic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 Chronic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2 Chronic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2 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2 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2 Chronic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2 Chronic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2 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 Chronicl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 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 Chronic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 Chronicl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 Chronicl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2 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 Chronic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 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2 Chronic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2 Chronicl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2 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 Chronic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2 Chronic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 Chronic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 Chronic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 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 Chronic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2 Chronic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z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z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z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z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ehem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eh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eh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Neh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eh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Neh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eh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eh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Neh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eh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s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Es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s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s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Es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s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s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s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Es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s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s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s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J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Jo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J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Jo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J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o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Jo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Jo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Jo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Jo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Jo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Jo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Jo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Jo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Jo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Jo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Jo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Jo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Jo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Jo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Jo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Jo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o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Jo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sa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sa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Psa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Psal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sa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sa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Psa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Psal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sal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sal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sal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sal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sal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sal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sal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sal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sal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Psal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sal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sal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sal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sal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sal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sal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Psal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sal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Psal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sal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sal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sal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Psal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Psal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Psal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sal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Psal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sal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Psal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Psal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Psal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sal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Psal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sal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Psal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sal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Psal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Psal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Psal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Psal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sal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Psal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Psal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Psal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sal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Psal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Psal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Psal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sal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sal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sal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sal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sal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Psa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sal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sal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Psal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sal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sal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sal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sal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sal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sal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sal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sal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sal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sal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sal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Psal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sal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sal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sal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Prover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rove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Prover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Prover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rove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roverb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rover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Prover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Prover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Prover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roverb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roverb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roverb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Prover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roverb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Prover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roverb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rover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roverb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Proverb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roverb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roverb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Proverb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roverb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Proverb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roverb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rover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Proverb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Ecclesias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cclesias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Ecclesias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Ecclesias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Ecclesias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Ecclesias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Ecclesias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Ecclesias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Ecclesias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cclesias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ong of Solo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ong of Solo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ong of Solo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ong of Solo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Song of Solom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Song of Solom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ong of Solo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ong of Solo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Isa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Isa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Isa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Isa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sa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Isa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Isa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sa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Isa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Isa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Isa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Isaia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Isa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Isa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Isa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Isa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Isaia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sa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Isa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Isaia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Isa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Isa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Isaia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Isa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Isa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sa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Isaia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saia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Isa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Isaia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Isaia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Isa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Isaia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Isaia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Isaia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Isaia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Isaia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Isaia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Isaia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Isaia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Isaia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Isaia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Isaia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Isaia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Isaia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Isaia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Isaia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Jerem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Jer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Jer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Jer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Jer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Jer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Jerem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Jerem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Jeremia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Jerem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Jerem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Jeremia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Jerem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Jeremia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Jerem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Jeremia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Jerem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Jerem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Jerem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Jeremia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Jeremia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Jeremia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Jeremia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Jerem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Jerem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Jerem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Jerem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Jerem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Jeremia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Jeremia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Jerem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Jerem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Jeremia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Jerem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Jeremia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La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Lament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Lament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menta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Lament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Eze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Ezek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Ezek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Ezek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Ezek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zek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Ezeki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zeki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zek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Ezeki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Ezeki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Ezeki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Ezeki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Ezeki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Ezeki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Ezeki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zekie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Ezeki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Ezeki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Ezeki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Ezeki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Ezeki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Ezeki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Ezeki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Ezeki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Ezeki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Ezeki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Ezeki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Ezeki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Ezeki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Ezeki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Dan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Dan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Dan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Ho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Ho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Hos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Ho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Ho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Hos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Hos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Ho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os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o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Hos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Hos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Hose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J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Jo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Jo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A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Am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Am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m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Am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Am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Obad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Jon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Jon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Jon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ic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Mic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a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Nah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Nah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Habakk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Habakk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Zephan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Zephan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Zechar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Zechar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Zechar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Zechar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Zechar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Zechar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Zechar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Zechar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Zechar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Zechar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Zechar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Zechar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925" calcext:value-type="float">
            <text:p>925</text:p>
          </table:table-cell>
          <table:table-cell office:value-type="string" calcext:value-type="string">
            <text:p>Mal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926" calcext:value-type="float">
            <text:p>926</text:p>
          </table:table-cell>
          <table:table-cell office:value-type="string" calcext:value-type="string">
            <text:p>Mal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string" calcext:value-type="string">
            <text:p>Mala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 office:value-type="float" office:value="928" calcext:value-type="float">
            <text:p>928</text:p>
          </table:table-cell>
          <table:table-cell office:value-type="string" calcext:value-type="string">
            <text:p>Malac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Matth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Matthe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962" calcext:value-type="float">
            <text:p>962</text:p>
          </table:table-cell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16" calcext:value-type="float">
            <text:p>1016</text:p>
          </table:table-cell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17" calcext:value-type="float">
            <text:p>1017</text:p>
          </table:table-cell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18" calcext:value-type="float">
            <text:p>101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19" calcext:value-type="float">
            <text:p>10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0" calcext:value-type="float">
            <text:p>1020</text:p>
          </table:table-cell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1" calcext:value-type="float">
            <text:p>1021</text:p>
          </table:table-cell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2" calcext:value-type="float">
            <text:p>1022</text:p>
          </table:table-cell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3" calcext:value-type="float">
            <text:p>1023</text:p>
          </table:table-cell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5" calcext:value-type="float">
            <text:p>1025</text:p>
          </table:table-cell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6" calcext:value-type="float">
            <text:p>1026</text:p>
          </table:table-cell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7" calcext:value-type="float">
            <text:p>1027</text:p>
          </table:table-cell>
          <table:table-cell office:value-type="string" calcext:value-type="string">
            <text:p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8" calcext:value-type="float">
            <text:p>1028</text:p>
          </table:table-cell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29" calcext:value-type="float">
            <text:p>1029</text:p>
          </table:table-cell>
          <table:table-cell office:value-type="string" calcext:value-type="string">
            <text:p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30" calcext:value-type="float">
            <text:p>1030</text:p>
          </table:table-cell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031" calcext:value-type="float">
            <text:p>1031</text:p>
          </table:table-cell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c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Ac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Ac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Rom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Rom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om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1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1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1 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1 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 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1 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 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1 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1 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1 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1 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 Corinthi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1 Corinthi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1 Corinthi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1 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1 Corinthi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2 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2 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 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2 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2 Corinth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2 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2 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2 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2 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2 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2 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2 Corinthi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2 Corinthi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Gala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Galat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Galat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Ephes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hilipp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hilipp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Colos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1 Thessalo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 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1 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1 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1 Thessalon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 Thessalo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2 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2 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1 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1 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1 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1 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1 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1 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2 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2 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2 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2 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i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Phil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Hebr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Hebrew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Hebr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J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 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1 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1 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1 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1 P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56" calcext:value-type="float">
            <text:p>1156</text:p>
          </table:table-cell>
          <table:table-cell office:value-type="string" calcext:value-type="string">
            <text:p>2 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57" calcext:value-type="float">
            <text:p>1157</text:p>
          </table:table-cell>
          <table:table-cell office:value-type="string" calcext:value-type="string">
            <text:p>2 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58" calcext:value-type="float">
            <text:p>1158</text:p>
          </table:table-cell>
          <table:table-cell office:value-type="string" calcext:value-type="string">
            <text:p>2 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59" calcext:value-type="float">
            <text:p>1159</text:p>
          </table:table-cell>
          <table:table-cell office:value-type="string" calcext:value-type="string">
            <text:p>2 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1 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1 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 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1 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2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3 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68" calcext:value-type="float">
            <text:p>1168</text:p>
          </table:table-cell>
          <table:table-cell office:value-type="string" calcext:value-type="string">
            <text:p>Rev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69" calcext:value-type="float">
            <text:p>1169</text:p>
          </table:table-cell>
          <table:table-cell office:value-type="string" calcext:value-type="string">
            <text:p>Reve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0" calcext:value-type="float">
            <text:p>1170</text:p>
          </table:table-cell>
          <table:table-cell office:value-type="string" calcext:value-type="string">
            <text:p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1" calcext:value-type="float">
            <text:p>1171</text:p>
          </table:table-cell>
          <table:table-cell office:value-type="string" calcext:value-type="string">
            <text:p>Reve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2" calcext:value-type="float">
            <text:p>1172</text:p>
          </table:table-cell>
          <table:table-cell office:value-type="string" calcext:value-type="string">
            <text:p>Rev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3" calcext:value-type="float">
            <text:p>1173</text:p>
          </table:table-cell>
          <table:table-cell office:value-type="string" calcext:value-type="string">
            <text:p>Revel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4" calcext:value-type="float">
            <text:p>1174</text:p>
          </table:table-cell>
          <table:table-cell office:value-type="string" calcext:value-type="string">
            <text:p>Revel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5" calcext:value-type="float">
            <text:p>1175</text:p>
          </table:table-cell>
          <table:table-cell office:value-type="string" calcext:value-type="string">
            <text:p>Revel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6" calcext:value-type="float">
            <text:p>1176</text:p>
          </table:table-cell>
          <table:table-cell office:value-type="string" calcext:value-type="string">
            <text:p>Revel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7" calcext:value-type="float">
            <text:p>1177</text:p>
          </table:table-cell>
          <table:table-cell office:value-type="string" calcext:value-type="string">
            <text:p>Rev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8" calcext:value-type="float">
            <text:p>1178</text:p>
          </table:table-cell>
          <table:table-cell office:value-type="string" calcext:value-type="string">
            <text:p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79" calcext:value-type="float">
            <text:p>1179</text:p>
          </table:table-cell>
          <table:table-cell office:value-type="string" calcext:value-type="string">
            <text:p>Revel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0" calcext:value-type="float">
            <text:p>1180</text:p>
          </table:table-cell>
          <table:table-cell office:value-type="string" calcext:value-type="string">
            <text:p>Rev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1" calcext:value-type="float">
            <text:p>1181</text:p>
          </table:table-cell>
          <table:table-cell office:value-type="string" calcext:value-type="string">
            <text:p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2" calcext:value-type="float">
            <text:p>1182</text:p>
          </table:table-cell>
          <table:table-cell office:value-type="string" calcext:value-type="string">
            <text:p>Revel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3" calcext:value-type="float">
            <text:p>1183</text:p>
          </table:table-cell>
          <table:table-cell office:value-type="string" calcext:value-type="string">
            <text:p>Revel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4" calcext:value-type="float">
            <text:p>1184</text:p>
          </table:table-cell>
          <table:table-cell office:value-type="string" calcext:value-type="string">
            <text:p>Revel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5" calcext:value-type="float">
            <text:p>1185</text:p>
          </table:table-cell>
          <table:table-cell office:value-type="string" calcext:value-type="string">
            <text:p>Revela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6" calcext:value-type="float">
            <text:p>1186</text:p>
          </table:table-cell>
          <table:table-cell office:value-type="string" calcext:value-type="string">
            <text:p>Revela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7" calcext:value-type="float">
            <text:p>1187</text:p>
          </table:table-cell>
          <table:table-cell office:value-type="string" calcext:value-type="string">
            <text:p>Revel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8" calcext:value-type="float">
            <text:p>1188</text:p>
          </table:table-cell>
          <table:table-cell office:value-type="string" calcext:value-type="string">
            <text:p>Revel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1189" calcext:value-type="float">
            <text:p>1189</text:p>
          </table:table-cell>
          <table:table-cell office:value-type="string" calcext:value-type="string">
            <text:p>Revel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8:08:15.224724752</meta:creation-date>
    <dc:date>2021-03-13T20:12:54.804322496</dc:date>
    <meta:editing-duration>PT28M43S</meta:editing-duration>
    <meta:editing-cycles>5</meta:editing-cycles>
    <meta:generator>LibreOffice/6.0.7.3$Linux_X86_64 LibreOffice_project/00m0$Build-3</meta:generator>
    <meta:document-statistic meta:table-count="1" meta:cell-count="5950" meta:object-count="0"/>
  </office:meta>
</office:document-meta>
</file>